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Przeszłość Equestrii to temat powszechnie eksploatowany zarówno w fanfikach, animacjach, jak i na wszelakich obrazkach. Co ciekawe – ciągle udaje się z niego wycisnąć coś nowego, co nie będzie kłuć w oczy schematycznością. Tutaj nie jest inaczej. Cahan wykreowała własną wizję wieków średnich świata kolorowych, gadających, niepoprawnych biologicznie i anatomicznie taboretów. </text:p>
      <text:p text:style-name="P1"/>
      <text:p text:style-name="P1"><text:tab/>Fabuła opowieści zaczyna się w momencie ucieczki królewny Night Shadow z zamku Mooncastle w Królestwie Nocy i do pewnego momentu śledzi ją i jej przygody. Z czasem jednak pojawiają się wątki wielu innych postaci, zarówno przyjaznych młodej alicorn, jak i jej wrogów. Można by porównać to do Pieśni Lodu i Ognia, która zresztą była sporą inspiracją, co widać gołym okiem. Z początku wszelkie intrygi są mało widoczne, ale z biegiem akcji uwypuklają się i czytelnik uświadamia sobie, że drogi wszystkich bohaterów zmierzają do czegoś dużego. Night Shadow pragnąca objąć tron, jej ojciec – Darkness Sword – knujący własne intrygi, Bastard Spell – tajemniczy czarodziej, którego drogi skrzyżowały się z młodą księżniczką, czy Nnoitra – rycerz, ofiara okrutnego żartu przeznaczenia. A to i tak nie jest wszystko. Cahan pokazała nam puzzle i kazała czekać, aż je ułoży. A my, widząc, jak ładne są poszczególne elementy, nie możemy się doczekać. </text:p>
      <text:p text:style-name="P1"/>
      <text:p text:style-name="P1"><text:tab/>Akcja fanfika ma miejsce na terenach znanych z serialu, jednak podzielonych na rywalizujące ze sobą królestwa: Nocy, Zmian, Słońca i Equestrii. Nazwy może i proste i mało oryginalne, ale dość specyficzne i pasujące. Każde z nich posiada swoją własną kulturę i tradycje w stu procentach zgodne z ich nazwą, a nawet unikalny krajobraz. Do tej pory bliżej przyjrzeliśmy się głównie Królestwu Nocy – państwu, gdzie kucyki występują w dość ciemnych barwach i posiadają „mroczne” imiona np. Darkness Sword, Night Shadow, Dark Mane itd. Brzmią wręcz komicznie, prawda? Dodać więc trzeba, że wszystkie wymienione kucyki to alicorny. To też ważna część uniwersum. Skrzydlate jednorożce pełnią tu funkcję najwyższej kasty, rodów królewskich i po prostu władców. Niżej w hierarchii są jednorożce, pełniące rolę mniej potężnej szlachty, potem pegazy, które najczęściej są żołnierzami, a na samym dole drabiny społecznej swoje miejsce mają kuce ziemskie – chłopi. </text:p>
      <text:p text:style-name="P1"/>
      <text:p text:style-name="P1"><text:tab/>Opisy same w sobie nie są tu dziełem sztuki, a bardziej środkiem przekazu. Nie opływają w kolorystykę, co wcale nie przeszkadza w odbiorze. Opowiadanie czyta się płynnie i przyjemnie, nie będąc atakowanym przez zbyt wiele błędów, brakujących liter itd. Poprawność stoi na wysokim poziomie. Jeżeli coś jest problemem, to są to zdania rujnujące dobrze zbudowany klimat. Kilka akapitów budowania napięcia, a potem parę słów, które wybijają czytelnika „z rytmu”. Ciekawą sprawą jest oddanie poprawności biologicznej i anatomicznej. Cahan używa słów i zwrotów z profesjonalnej terminologii, które dodają pewnych smaczków. Ot, chociażby piana tworząca się na bokach kucyków, kiedy te się pocą. Można poczuć, że czytamy o koniowatych, a nie ludziach z dziwnymi imionami. </text:p>
      <text:p text:style-name="P1"/>
      <text:p text:style-name="P1"><text:tab/>Jak wspomniałem wcześniej, ciężko ustalić tu głównego bohatera, ale najbardziej na to miejsce pasuje królewna Night Shadow. Zarówno ona, jak i inne postacie są wykreowane naprawdę solidnie, zapadają w pamięć, budzą emocje, sprawiają, że czytelnik kibicuje im bądź życzy nieszczęścia. Nikt nie jest tu jednoznacznie dobry lub jednoznacznie zły. Nawet jeżeli chyli się w pewnym kierunku, to ma kilka cech, dzięki którym zachowany jest balans. Nawet podejście do pewnych postaci kanonicznych jest nowatorskie i ciekawe. Można by pomyśleć, że to nie te same osoby. Dodatkowo czytelnik stawia sobie pytanie: co się im stało? Kreacja mniej ważnych postaci również stoi na wysokim poziomie, mimo że ich <text:soft-page-break/>jedynym zadaniem jest tworzenie tła, to i tak są dość charakterystyczne, czy to przez sposób wysławiania, czy zachowanie. Niestety nie dzieje się tak w stu procentach przypadków; zdarzają się kucyki posiadające jedynie imię, pozbawione osobowości.</text:p>
      <text:p text:style-name="P1"/>
      <text:p text:style-name="P1"><text:tab/>Cóż, jeśli o mnie chodzi, to dodam od siebie, że Cahan udało się dokonać czegoś bardzo zabawnego. Otóż stworzyła fanfik, który bardzo lubię, mimo iż nienawidzę trzech czwartych postaci. Przez większość czasu czyta się przyjemnie, człowiek nabiera ochoty, żeby poznać dalsze losy bohaterów, chociażby po to, żeby dowiedzieć się, że zginą. Całość kojarzy się trochę z Grą o Tron, trochę z Wiedźminem. Jego lwią część stanowią polityczne intrygi, co jednym na pewno się spodoba, innych odrzuci. Nie brakuje tu też magii, potworów i tajemnic. Opowiadanie ma swoje wady – w niektórych miejscach rujnowanie klimatu bądź czasem niezrozumiałe sformułowania dla tych, którzy nie mają zbyt szerokiej wiedzy o koniach. Tak czy inaczej fanfik z całą pewnością jest godny polecenia, a jego wady nie przysłaniają zalet. </text:p>
      <text:p text:style-name="P1"/>
      <text:p text:style-name="P2">Zodiak</text:p>
      <text:p text:style-name="P2"/>
      <text:p text:style-name="P2"/>
      <text:p text:style-name="P2">Cover art:</text:p>
      <text:p text:style-name="P2"><text:a xlink:type="simple" xlink:href="http://yakovlev-vad.deviantart.com/art/Imperialism-524695294" text:style-name="Internet_20_link" text:visited-style-name="Visited_20_Internet_20_Link">http</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yakovlev</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vad</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deviantart</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com</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art</text:a><text:a xlink:type="simple" xlink:href="http://yakovlev-vad.deviantart.com/art/Imperialism-524695294" text:style-name="Internet_20_link" text:visited-style-name="Visited_20_Internet_20_Link">/</text:a><text:a xlink:type="simple" xlink:href="http://yakovlev-vad.deviantart.com/art/Imperialism-524695294" text:style-name="Internet_20_link" text:visited-style-name="Visited_20_Internet_20_Link">Imperialism</text:a><text:a xlink:type="simple" xlink:href="http://yakovlev-vad.deviantart.com/art/Imperialism-524695294" text:style-name="Internet_20_link" text:visited-style-name="Visited_20_Internet_20_Link">-524695294</text:a></text:p>
      <text:p text:style-name="P2"/>
      <text:p text:style-name="P2"><text:a xlink:type="simple" xlink:href="http://img11.deviantart.net/2dc4/i/2015/094/e/7/imperialism_by_yakovlev_vad-d8oe1ha.png" text:style-name="Internet_20_link" text:visited-style-name="Visited_20_Internet_20_Link">http</text:a><text:a xlink:type="simple" xlink:href="http://img11.deviantart.net/2dc4/i/2015/094/e/7/imperialism_by_yakovlev_vad-d8oe1ha.png" text:style-name="Internet_20_link" text:visited-style-name="Visited_20_Internet_20_Link">://</text:a><text:a xlink:type="simple" xlink:href="http://img11.deviantart.net/2dc4/i/2015/094/e/7/imperialism_by_yakovlev_vad-d8oe1ha.png" text:style-name="Internet_20_link" text:visited-style-name="Visited_20_Internet_20_Link">img</text:a><text:a xlink:type="simple" xlink:href="http://img11.deviantart.net/2dc4/i/2015/094/e/7/imperialism_by_yakovlev_vad-d8oe1ha.png" text:style-name="Internet_20_link" text:visited-style-name="Visited_20_Internet_20_Link">11.</text:a><text:a xlink:type="simple" xlink:href="http://img11.deviantart.net/2dc4/i/2015/094/e/7/imperialism_by_yakovlev_vad-d8oe1ha.png" text:style-name="Internet_20_link" text:visited-style-name="Visited_20_Internet_20_Link">deviantart</text:a><text:a xlink:type="simple" xlink:href="http://img11.deviantart.net/2dc4/i/2015/094/e/7/imperialism_by_yakovlev_vad-d8oe1ha.png" text:style-name="Internet_20_link" text:visited-style-name="Visited_20_Internet_20_Link">.</text:a><text:a xlink:type="simple" xlink:href="http://img11.deviantart.net/2dc4/i/2015/094/e/7/imperialism_by_yakovlev_vad-d8oe1ha.png" text:style-name="Internet_20_link" text:visited-style-name="Visited_20_Internet_20_Link">net</text:a><text:a xlink:type="simple" xlink:href="http://img11.deviantart.net/2dc4/i/2015/094/e/7/imperialism_by_yakovlev_vad-d8oe1ha.png" text:style-name="Internet_20_link" text:visited-style-name="Visited_20_Internet_20_Link">/2</text:a><text:a xlink:type="simple" xlink:href="http://img11.deviantart.net/2dc4/i/2015/094/e/7/imperialism_by_yakovlev_vad-d8oe1ha.png" text:style-name="Internet_20_link" text:visited-style-name="Visited_20_Internet_20_Link">dc</text:a><text:a xlink:type="simple" xlink:href="http://img11.deviantart.net/2dc4/i/2015/094/e/7/imperialism_by_yakovlev_vad-d8oe1ha.png" text:style-name="Internet_20_link" text:visited-style-name="Visited_20_Internet_20_Link">4/</text:a><text:a xlink:type="simple" xlink:href="http://img11.deviantart.net/2dc4/i/2015/094/e/7/imperialism_by_yakovlev_vad-d8oe1ha.png" text:style-name="Internet_20_link" text:visited-style-name="Visited_20_Internet_20_Link">i</text:a><text:a xlink:type="simple" xlink:href="http://img11.deviantart.net/2dc4/i/2015/094/e/7/imperialism_by_yakovlev_vad-d8oe1ha.png" text:style-name="Internet_20_link" text:visited-style-name="Visited_20_Internet_20_Link">/2015/094/</text:a><text:a xlink:type="simple" xlink:href="http://img11.deviantart.net/2dc4/i/2015/094/e/7/imperialism_by_yakovlev_vad-d8oe1ha.png" text:style-name="Internet_20_link" text:visited-style-name="Visited_20_Internet_20_Link">e</text:a><text:a xlink:type="simple" xlink:href="http://img11.deviantart.net/2dc4/i/2015/094/e/7/imperialism_by_yakovlev_vad-d8oe1ha.png" text:style-name="Internet_20_link" text:visited-style-name="Visited_20_Internet_20_Link">/7/</text:a><text:a xlink:type="simple" xlink:href="http://img11.deviantart.net/2dc4/i/2015/094/e/7/imperialism_by_yakovlev_vad-d8oe1ha.png" text:style-name="Internet_20_link" text:visited-style-name="Visited_20_Internet_20_Link">imperialism</text:a><text:a xlink:type="simple" xlink:href="http://img11.deviantart.net/2dc4/i/2015/094/e/7/imperialism_by_yakovlev_vad-d8oe1ha.png" text:style-name="Internet_20_link" text:visited-style-name="Visited_20_Internet_20_Link">_</text:a><text:a xlink:type="simple" xlink:href="http://img11.deviantart.net/2dc4/i/2015/094/e/7/imperialism_by_yakovlev_vad-d8oe1ha.png" text:style-name="Internet_20_link" text:visited-style-name="Visited_20_Internet_20_Link">by</text:a><text:a xlink:type="simple" xlink:href="http://img11.deviantart.net/2dc4/i/2015/094/e/7/imperialism_by_yakovlev_vad-d8oe1ha.png" text:style-name="Internet_20_link" text:visited-style-name="Visited_20_Internet_20_Link">_</text:a><text:a xlink:type="simple" xlink:href="http://img11.deviantart.net/2dc4/i/2015/094/e/7/imperialism_by_yakovlev_vad-d8oe1ha.png" text:style-name="Internet_20_link" text:visited-style-name="Visited_20_Internet_20_Link">yakovlev</text:a><text:a xlink:type="simple" xlink:href="http://img11.deviantart.net/2dc4/i/2015/094/e/7/imperialism_by_yakovlev_vad-d8oe1ha.png" text:style-name="Internet_20_link" text:visited-style-name="Visited_20_Internet_20_Link">_</text:a><text:a xlink:type="simple" xlink:href="http://img11.deviantart.net/2dc4/i/2015/094/e/7/imperialism_by_yakovlev_vad-d8oe1ha.png" text:style-name="Internet_20_link" text:visited-style-name="Visited_20_Internet_20_Link">vad</text:a><text:a xlink:type="simple" xlink:href="http://img11.deviantart.net/2dc4/i/2015/094/e/7/imperialism_by_yakovlev_vad-d8oe1ha.png" text:style-name="Internet_20_link" text:visited-style-name="Visited_20_Internet_20_Link">-</text:a><text:a xlink:type="simple" xlink:href="http://img11.deviantart.net/2dc4/i/2015/094/e/7/imperialism_by_yakovlev_vad-d8oe1ha.png" text:style-name="Internet_20_link" text:visited-style-name="Visited_20_Internet_20_Link">d</text:a><text:a xlink:type="simple" xlink:href="http://img11.deviantart.net/2dc4/i/2015/094/e/7/imperialism_by_yakovlev_vad-d8oe1ha.png" text:style-name="Internet_20_link" text:visited-style-name="Visited_20_Internet_20_Link">8</text:a><text:a xlink:type="simple" xlink:href="http://img11.deviantart.net/2dc4/i/2015/094/e/7/imperialism_by_yakovlev_vad-d8oe1ha.png" text:style-name="Internet_20_link" text:visited-style-name="Visited_20_Internet_20_Link">oe</text:a><text:a xlink:type="simple" xlink:href="http://img11.deviantart.net/2dc4/i/2015/094/e/7/imperialism_by_yakovlev_vad-d8oe1ha.png" text:style-name="Internet_20_link" text:visited-style-name="Visited_20_Internet_20_Link">1</text:a><text:a xlink:type="simple" xlink:href="http://img11.deviantart.net/2dc4/i/2015/094/e/7/imperialism_by_yakovlev_vad-d8oe1ha.png" text:style-name="Internet_20_link" text:visited-style-name="Visited_20_Internet_20_Link">ha</text:a><text:a xlink:type="simple" xlink:href="http://img11.deviantart.net/2dc4/i/2015/094/e/7/imperialism_by_yakovlev_vad-d8oe1ha.png" text:style-name="Internet_20_link" text:visited-style-name="Visited_20_Internet_20_Link">.</text:a><text:a xlink:type="simple" xlink:href="http://img11.deviantart.net/2dc4/i/2015/094/e/7/imperialism_by_yakovlev_vad-d8oe1ha.png" text:style-name="Internet_20_link" text:visited-style-name="Visited_20_Internet_20_Link">png</text:a></text:p>
      <text:p text:style-name="P2"/>
      <text:p text:style-name="P2">Reszta:</text:p>
      <text:p text:style-name="P2"><text:a xlink:type="simple" xlink:href="http://yakovlev-vad.deviantart.com/art/Empress-of-all-of-Equestria-425098592" text:style-name="Internet_20_link" text:visited-style-name="Visited_20_Internet_20_Link">http</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yakovlev</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vad</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deviantart</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com</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art</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Empress</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of</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all</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of</text:a><text:a xlink:type="simple" xlink:href="http://yakovlev-vad.deviantart.com/art/Empress-of-all-of-Equestria-425098592" text:style-name="Internet_20_link" text:visited-style-name="Visited_20_Internet_20_Link">-</text:a><text:a xlink:type="simple" xlink:href="http://yakovlev-vad.deviantart.com/art/Empress-of-all-of-Equestria-425098592" text:style-name="Internet_20_link" text:visited-style-name="Visited_20_Internet_20_Link">Equestria</text:a><text:a xlink:type="simple" xlink:href="http://yakovlev-vad.deviantart.com/art/Empress-of-all-of-Equestria-425098592" text:style-name="Internet_20_link" text:visited-style-name="Visited_20_Internet_20_Link">-425098592</text:a></text:p>
      <text:p text:style-name="P2"/>
      <text:p text:style-name="P2"><text:a xlink:type="simple" xlink:href="http://img14.deviantart.net/f896/i/2015/064/b/7/empress_of_all_of_equestria_by_yakovlev_vad-d713c68.png" text:style-name="Internet_20_link" text:visited-style-name="Visited_20_Internet_20_Link">http</text:a><text:a xlink:type="simple" xlink:href="http://img14.deviantart.net/f896/i/2015/064/b/7/empress_of_all_of_equestria_by_yakovlev_vad-d713c68.png" text:style-name="Internet_20_link" text:visited-style-name="Visited_20_Internet_20_Link">://</text:a><text:a xlink:type="simple" xlink:href="http://img14.deviantart.net/f896/i/2015/064/b/7/empress_of_all_of_equestria_by_yakovlev_vad-d713c68.png" text:style-name="Internet_20_link" text:visited-style-name="Visited_20_Internet_20_Link">img</text:a><text:a xlink:type="simple" xlink:href="http://img14.deviantart.net/f896/i/2015/064/b/7/empress_of_all_of_equestria_by_yakovlev_vad-d713c68.png" text:style-name="Internet_20_link" text:visited-style-name="Visited_20_Internet_20_Link">14.</text:a><text:a xlink:type="simple" xlink:href="http://img14.deviantart.net/f896/i/2015/064/b/7/empress_of_all_of_equestria_by_yakovlev_vad-d713c68.png" text:style-name="Internet_20_link" text:visited-style-name="Visited_20_Internet_20_Link">deviantart</text:a><text:a xlink:type="simple" xlink:href="http://img14.deviantart.net/f896/i/2015/064/b/7/empress_of_all_of_equestria_by_yakovlev_vad-d713c68.png" text:style-name="Internet_20_link" text:visited-style-name="Visited_20_Internet_20_Link">.</text:a><text:a xlink:type="simple" xlink:href="http://img14.deviantart.net/f896/i/2015/064/b/7/empress_of_all_of_equestria_by_yakovlev_vad-d713c68.png" text:style-name="Internet_20_link" text:visited-style-name="Visited_20_Internet_20_Link">net</text:a><text:a xlink:type="simple" xlink:href="http://img14.deviantart.net/f896/i/2015/064/b/7/empress_of_all_of_equestria_by_yakovlev_vad-d713c68.png" text:style-name="Internet_20_link" text:visited-style-name="Visited_20_Internet_20_Link">/</text:a><text:a xlink:type="simple" xlink:href="http://img14.deviantart.net/f896/i/2015/064/b/7/empress_of_all_of_equestria_by_yakovlev_vad-d713c68.png" text:style-name="Internet_20_link" text:visited-style-name="Visited_20_Internet_20_Link">f</text:a><text:a xlink:type="simple" xlink:href="http://img14.deviantart.net/f896/i/2015/064/b/7/empress_of_all_of_equestria_by_yakovlev_vad-d713c68.png" text:style-name="Internet_20_link" text:visited-style-name="Visited_20_Internet_20_Link">896/</text:a><text:a xlink:type="simple" xlink:href="http://img14.deviantart.net/f896/i/2015/064/b/7/empress_of_all_of_equestria_by_yakovlev_vad-d713c68.png" text:style-name="Internet_20_link" text:visited-style-name="Visited_20_Internet_20_Link">i</text:a><text:a xlink:type="simple" xlink:href="http://img14.deviantart.net/f896/i/2015/064/b/7/empress_of_all_of_equestria_by_yakovlev_vad-d713c68.png" text:style-name="Internet_20_link" text:visited-style-name="Visited_20_Internet_20_Link">/2015/064/</text:a><text:a xlink:type="simple" xlink:href="http://img14.deviantart.net/f896/i/2015/064/b/7/empress_of_all_of_equestria_by_yakovlev_vad-d713c68.png" text:style-name="Internet_20_link" text:visited-style-name="Visited_20_Internet_20_Link">b</text:a><text:a xlink:type="simple" xlink:href="http://img14.deviantart.net/f896/i/2015/064/b/7/empress_of_all_of_equestria_by_yakovlev_vad-d713c68.png" text:style-name="Internet_20_link" text:visited-style-name="Visited_20_Internet_20_Link">/7/</text:a><text:a xlink:type="simple" xlink:href="http://img14.deviantart.net/f896/i/2015/064/b/7/empress_of_all_of_equestria_by_yakovlev_vad-d713c68.png" text:style-name="Internet_20_link" text:visited-style-name="Visited_20_Internet_20_Link">empress</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of</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all</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of</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equestria</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by</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yakovlev</text:a><text:a xlink:type="simple" xlink:href="http://img14.deviantart.net/f896/i/2015/064/b/7/empress_of_all_of_equestria_by_yakovlev_vad-d713c68.png" text:style-name="Internet_20_link" text:visited-style-name="Visited_20_Internet_20_Link">_</text:a><text:a xlink:type="simple" xlink:href="http://img14.deviantart.net/f896/i/2015/064/b/7/empress_of_all_of_equestria_by_yakovlev_vad-d713c68.png" text:style-name="Internet_20_link" text:visited-style-name="Visited_20_Internet_20_Link">vad</text:a><text:a xlink:type="simple" xlink:href="http://img14.deviantart.net/f896/i/2015/064/b/7/empress_of_all_of_equestria_by_yakovlev_vad-d713c68.png" text:style-name="Internet_20_link" text:visited-style-name="Visited_20_Internet_20_Link">-</text:a><text:a xlink:type="simple" xlink:href="http://img14.deviantart.net/f896/i/2015/064/b/7/empress_of_all_of_equestria_by_yakovlev_vad-d713c68.png" text:style-name="Internet_20_link" text:visited-style-name="Visited_20_Internet_20_Link">d</text:a><text:a xlink:type="simple" xlink:href="http://img14.deviantart.net/f896/i/2015/064/b/7/empress_of_all_of_equestria_by_yakovlev_vad-d713c68.png" text:style-name="Internet_20_link" text:visited-style-name="Visited_20_Internet_20_Link">713</text:a><text:a xlink:type="simple" xlink:href="http://img14.deviantart.net/f896/i/2015/064/b/7/empress_of_all_of_equestria_by_yakovlev_vad-d713c68.png" text:style-name="Internet_20_link" text:visited-style-name="Visited_20_Internet_20_Link">c</text:a><text:a xlink:type="simple" xlink:href="http://img14.deviantart.net/f896/i/2015/064/b/7/empress_of_all_of_equestria_by_yakovlev_vad-d713c68.png" text:style-name="Internet_20_link" text:visited-style-name="Visited_20_Internet_20_Link">68.</text:a><text:a xlink:type="simple" xlink:href="http://img14.deviantart.net/f896/i/2015/064/b/7/empress_of_all_of_equestria_by_yakovlev_vad-d713c68.png" text:style-name="Internet_20_link" text:visited-style-name="Visited_20_Internet_20_Link">png</text:a></text:p>
      <text:p text:style-name="P2"/>
      <text:p text:style-name="P2"><text:a xlink:type="simple" xlink:href="http://equestria-prevails.deviantart.com/art/Henosis-334216922" text:style-name="Internet_20_link" text:visited-style-name="Visited_20_Internet_20_Link">http</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equestria</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prevails</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deviantart</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com</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art</text:a><text:a xlink:type="simple" xlink:href="http://equestria-prevails.deviantart.com/art/Henosis-334216922" text:style-name="Internet_20_link" text:visited-style-name="Visited_20_Internet_20_Link">/</text:a><text:a xlink:type="simple" xlink:href="http://equestria-prevails.deviantart.com/art/Henosis-334216922" text:style-name="Internet_20_link" text:visited-style-name="Visited_20_Internet_20_Link">Henosis</text:a><text:a xlink:type="simple" xlink:href="http://equestria-prevails.deviantart.com/art/Henosis-334216922" text:style-name="Internet_20_link" text:visited-style-name="Visited_20_Internet_20_Link">-334216922</text:a></text:p>
      <text:p text:style-name="P2"/>
      <text:p text:style-name="P2"><text:a xlink:type="simple" xlink:href="http://pre05.deviantart.net/28e8/th/pre/f/2012/299/2/d/henosis_by_equestria_prevails-d5izffe.png" text:style-name="Internet_20_link" text:visited-style-name="Visited_20_Internet_20_Link">http</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pre</text:a><text:a xlink:type="simple" xlink:href="http://pre05.deviantart.net/28e8/th/pre/f/2012/299/2/d/henosis_by_equestria_prevails-d5izffe.png" text:style-name="Internet_20_link" text:visited-style-name="Visited_20_Internet_20_Link">05.</text:a><text:a xlink:type="simple" xlink:href="http://pre05.deviantart.net/28e8/th/pre/f/2012/299/2/d/henosis_by_equestria_prevails-d5izffe.png" text:style-name="Internet_20_link" text:visited-style-name="Visited_20_Internet_20_Link">deviantart</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net</text:a><text:a xlink:type="simple" xlink:href="http://pre05.deviantart.net/28e8/th/pre/f/2012/299/2/d/henosis_by_equestria_prevails-d5izffe.png" text:style-name="Internet_20_link" text:visited-style-name="Visited_20_Internet_20_Link">/28</text:a><text:a xlink:type="simple" xlink:href="http://pre05.deviantart.net/28e8/th/pre/f/2012/299/2/d/henosis_by_equestria_prevails-d5izffe.png" text:style-name="Internet_20_link" text:visited-style-name="Visited_20_Internet_20_Link">e</text:a><text:a xlink:type="simple" xlink:href="http://pre05.deviantart.net/28e8/th/pre/f/2012/299/2/d/henosis_by_equestria_prevails-d5izffe.png" text:style-name="Internet_20_link" text:visited-style-name="Visited_20_Internet_20_Link">8/</text:a><text:a xlink:type="simple" xlink:href="http://pre05.deviantart.net/28e8/th/pre/f/2012/299/2/d/henosis_by_equestria_prevails-d5izffe.png" text:style-name="Internet_20_link" text:visited-style-name="Visited_20_Internet_20_Link">th</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pre</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f</text:a><text:a xlink:type="simple" xlink:href="http://pre05.deviantart.net/28e8/th/pre/f/2012/299/2/d/henosis_by_equestria_prevails-d5izffe.png" text:style-name="Internet_20_link" text:visited-style-name="Visited_20_Internet_20_Link">/2012/299/2/</text:a><text:a xlink:type="simple" xlink:href="http://pre05.deviantart.net/28e8/th/pre/f/2012/299/2/d/henosis_by_equestria_prevails-d5izffe.png" text:style-name="Internet_20_link" text:visited-style-name="Visited_20_Internet_20_Link">d</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henosis</text:a><text:a xlink:type="simple" xlink:href="http://pre05.deviantart.net/28e8/th/pre/f/2012/299/2/d/henosis_by_equestria_prevails-d5izffe.png" text:style-name="Internet_20_link" text:visited-style-name="Visited_20_Internet_20_Link">_</text:a><text:a xlink:type="simple" xlink:href="http://pre05.deviantart.net/28e8/th/pre/f/2012/299/2/d/henosis_by_equestria_prevails-d5izffe.png" text:style-name="Internet_20_link" text:visited-style-name="Visited_20_Internet_20_Link">by</text:a><text:a xlink:type="simple" xlink:href="http://pre05.deviantart.net/28e8/th/pre/f/2012/299/2/d/henosis_by_equestria_prevails-d5izffe.png" text:style-name="Internet_20_link" text:visited-style-name="Visited_20_Internet_20_Link">_</text:a><text:a xlink:type="simple" xlink:href="http://pre05.deviantart.net/28e8/th/pre/f/2012/299/2/d/henosis_by_equestria_prevails-d5izffe.png" text:style-name="Internet_20_link" text:visited-style-name="Visited_20_Internet_20_Link">equestria</text:a><text:a xlink:type="simple" xlink:href="http://pre05.deviantart.net/28e8/th/pre/f/2012/299/2/d/henosis_by_equestria_prevails-d5izffe.png" text:style-name="Internet_20_link" text:visited-style-name="Visited_20_Internet_20_Link">_</text:a><text:a xlink:type="simple" xlink:href="http://pre05.deviantart.net/28e8/th/pre/f/2012/299/2/d/henosis_by_equestria_prevails-d5izffe.png" text:style-name="Internet_20_link" text:visited-style-name="Visited_20_Internet_20_Link">prevails</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d</text:a><text:a xlink:type="simple" xlink:href="http://pre05.deviantart.net/28e8/th/pre/f/2012/299/2/d/henosis_by_equestria_prevails-d5izffe.png" text:style-name="Internet_20_link" text:visited-style-name="Visited_20_Internet_20_Link">5</text:a><text:a xlink:type="simple" xlink:href="http://pre05.deviantart.net/28e8/th/pre/f/2012/299/2/d/henosis_by_equestria_prevails-d5izffe.png" text:style-name="Internet_20_link" text:visited-style-name="Visited_20_Internet_20_Link">izffe</text:a><text:a xlink:type="simple" xlink:href="http://pre05.deviantart.net/28e8/th/pre/f/2012/299/2/d/henosis_by_equestria_prevails-d5izffe.png" text:style-name="Internet_20_link" text:visited-style-name="Visited_20_Internet_20_Link">.</text:a><text:a xlink:type="simple" xlink:href="http://pre05.deviantart.net/28e8/th/pre/f/2012/299/2/d/henosis_by_equestria_prevails-d5izffe.png" text:style-name="Internet_20_link" text:visited-style-name="Visited_20_Internet_20_Link">png</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03T20:22:43.792000000</dc:date>
    <meta:editing-duration>PT5H5M43S</meta:editing-duration>
    <meta:document-statistic meta:table-count="0" meta:image-count="0" meta:object-count="0" meta:page-count="2" meta:paragraph-count="15" meta:word-count="721" meta:character-count="5293" meta:non-whitespace-character-count="4568"/>
  </office:meta>
</office:document-meta>
</file>